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Pictures/2000000200000240000001B02E2C790C.eps" manifest:media-type=""/>
  <manifest:file-entry manifest:full-path="Pictures/200000020000021500000128DDF7591E.eps" manifest:media-type=""/>
  <manifest:file-entry manifest:full-path="Pictures/20000001000000FE00000118602DB742.svm" manifest:media-type=""/>
  <manifest:file-entry manifest:full-path="Pictures/20000001000000FA0000011C1CEF336A.svm" manifest:media-type=""/>
  <manifest:file-entry manifest:full-path="Pictures/20000001000000FA00000118F67B261B.svm" manifest:media-type=""/>
  <manifest:file-entry manifest:full-path="Pictures/20000001000000F20000011876D7B5CC.svm" manifest:media-type=""/>
  <manifest:file-entry manifest:full-path="Pictures/20000001000000FA0000011C3B7E3691.svm" manifest:media-type=""/>
  <manifest:file-entry manifest:full-path="Pictures/20000001000000FE000001038E021CBF.svm" manifest:media-type=""/>
  <manifest:file-entry manifest:full-path="Pictures/2000000100000129000000D4A57FA253.svm" manifest:media-type=""/>
  <manifest:file-entry manifest:full-path="Pictures/2000000100000170000000D850C35637.svm" manifest:media-type=""/>
  <manifest:file-entry manifest:full-path="Pictures/20000002000000C60000007BCCEBD61E.eps" manifest:media-type=""/>
  <manifest:file-entry manifest:full-path="Pictures/1000020100000039000000425AD89D04.png" manifest:media-type="image/png"/>
  <manifest:file-entry manifest:full-path="Pictures/2000000200000240000001B04CCE4461.eps" manifest:media-type="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7" style:family="graphic" style:parent-style-name="standard">
      <style:graphic-properties TexMathsArgs="8§display§t_0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8§display§t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8§display§t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8§display§t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t_4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Ultrafine_20_Dashed" svg:stroke-width="0cm" draw:marker-start-width="0.305cm" draw:marker-end-width="0.305cm" draw:fill="none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5.445cm" svg:height="1.794cm" svg:x="0.349cm" svg:y="0.426cm">
          <draw:image xlink:href="Pictures/2000000200000240000001B04CCE4461.eps" xlink:type="simple" xlink:show="embed" xlink:actuate="onLoad">
            <text:p/>
          </draw:image>
          <draw:glue-point draw:id="4" svg:x="-0.732cm" svg:y="-3.076cm"/>
          <draw:glue-point draw:id="5" svg:x="0.011cm" svg:y="1.51cm"/>
        </draw:frame>
        <draw:frame draw:style-name="gr1" draw:text-style-name="P1" draw:layer="layout" svg:width="2.059cm" svg:height="1.279cm" svg:x="5.874cm" svg:y="0.644cm">
          <draw:image xlink:href="Pictures/20000002000000C60000007BCCEBD61E.eps" xlink:type="simple" xlink:show="embed" xlink:actuate="onLoad">
            <text:p/>
          </draw:image>
        </draw:frame>
        <draw:frame draw:style-name="gr2" draw:layer="layout" svg:width="0.468cm" svg:height="0.47cm" svg:x="7.935cm" svg:y="0.63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8cm" svg:height="0.47cm" svg:x="7.9cm" svg:y="1.42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355cm" svg:height="0.253cm" svg:x="5.495cm" svg:y="1.158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draw:layer="layout" svg:width="0.44cm" svg:height="0.258cm" svg:x="7.949cm" svg:y="1.169cm">
          <draw:image xlink:href="Pictures/2000000100000170000000D850C35637.svm" xlink:type="simple" xlink:show="embed" xlink:actuate="onLoad">
            <text:p/>
          </draw:image>
        </draw:frame>
        <draw:frame draw:style-name="gr5" draw:text-style-name="P1" draw:layer="layout" svg:width="0.304cm" svg:height="0.31cm" svg:x="7.135cm" svg:y="1.117cm">
          <draw:image xlink:href="Pictures/20000001000000FE000001038E021CBF.svm" xlink:type="simple" xlink:show="embed" xlink:actuate="onLoad">
            <text:p/>
          </draw:image>
        </draw:frame>
        <draw:frame draw:style-name="gr3" draw:text-style-name="P1" xml:id="id1" draw:id="id1" draw:layer="layout" svg:width="0.355cm" svg:height="0.253cm" svg:x="2.38cm" svg:y="1.654cm">
          <draw:image xlink:href="Pictures/2000000100000129000000D4A57FA253.svm" xlink:type="simple" xlink:show="embed" xlink:actuate="onLoad">
            <text:p/>
          </draw:image>
        </draw:frame>
        <draw:frame draw:style-name="gr4" draw:text-style-name="P1" xml:id="id3" draw:id="id3" draw:layer="layout" svg:width="0.44cm" svg:height="0.258cm" svg:x="2.044cm" svg:y="0.385cm">
          <draw:image xlink:href="Pictures/2000000100000170000000D850C35637.svm" xlink:type="simple" xlink:show="embed" xlink:actuate="onLoad">
            <text:p/>
          </draw:image>
        </draw:frame>
        <draw:connector draw:style-name="gr6" draw:text-style-name="P1" draw:layer="layout" draw:type="curve" draw:line-skew="-3.503cm -1.101cm" svg:x1="2.735cm" svg:y1="1.78cm" svg:x2="3.076cm" svg:y2="1.593cm" draw:start-shape="id1" draw:start-glue-point="1" draw:end-shape="id2" draw:end-glue-point="5" svg:d="M2735 1780c84 0 70-81 134-118s207-30 207-69" svg:viewBox="0 0 342 188">
          <text:p/>
        </draw:connector>
        <draw:connector draw:style-name="gr6" draw:text-style-name="P1" draw:layer="layout" draw:type="curve" draw:line-skew="-3.759cm 0.757cm" svg:x1="2.484cm" svg:y1="0.514cm" svg:x2="2.673cm" svg:y2="0.772cm" draw:start-shape="id3" draw:start-glue-point="1" draw:end-shape="id2" draw:end-glue-point="4" svg:d="M2484 514c78 0 64 63 92 79s97-17 97 179" svg:viewBox="0 0 190 259">
          <text:p/>
        </draw:connector>
        <draw:frame draw:style-name="gr7" draw:text-style-name="P1" draw:layer="layout" svg:width="0.199cm" svg:height="0.226cm" svg:x="0.933cm" svg:y="0.889cm">
          <draw:image xlink:href="Pictures/20000001000000FA0000011C3B7E3691.svm" xlink:type="simple" xlink:show="embed" xlink:actuate="onLoad">
            <text:p/>
          </draw:image>
        </draw:frame>
        <draw:frame draw:style-name="gr8" draw:text-style-name="P1" draw:layer="layout" svg:width="0.193cm" svg:height="0.223cm" svg:x="1.39cm" svg:y="1.332cm">
          <draw:image xlink:href="Pictures/20000001000000F20000011876D7B5CC.svm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1" draw:text-style-name="P1" draw:layer="layout" svg:width="0.241cm" svg:height="0.279cm" svg:x="9.79cm" svg:y="3.67cm">
          <draw:image xlink:href="Pictures/1000020100000039000000425AD89D04.png" xlink:type="simple" xlink:show="embed" xlink:actuate="onLoad">
            <text:p/>
          </draw:image>
        </draw:frame>
        <draw:frame draw:style-name="gr9" draw:text-style-name="P1" draw:layer="layout" svg:width="0.199cm" svg:height="0.223cm" svg:x="1.417cm" svg:y="0.459cm">
          <draw:image xlink:href="Pictures/20000001000000FA00000118F67B261B.svm" xlink:type="simple" xlink:show="embed" xlink:actuate="onLoad">
            <text:p/>
          </draw:image>
        </draw:frame>
        <draw:frame draw:style-name="gr10" draw:text-style-name="P1" draw:layer="layout" svg:width="0.199cm" svg:height="0.226cm" svg:x="3.162cm" svg:y="0.477cm">
          <draw:image xlink:href="Pictures/20000001000000FA0000011C1CEF336A.svm" xlink:type="simple" xlink:show="embed" xlink:actuate="onLoad">
            <text:p/>
          </draw:image>
        </draw:frame>
        <draw:frame draw:style-name="gr11" draw:text-style-name="P1" draw:layer="layout" svg:width="0.202cm" svg:height="0.223cm" svg:x="3.574cm" svg:y="0.287cm">
          <draw:image xlink:href="Pictures/20000001000000FE00000118602DB742.svm" xlink:type="simple" xlink:show="embed" xlink:actuate="onLoad">
            <text:p/>
          </draw:image>
        </draw:frame>
        <draw:custom-shape draw:style-name="gr12" draw:text-style-name="P1" draw:layer="layout" svg:width="0.057cm" svg:height="0.057cm" svg:x="1.019cm" svg:y="1.1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1.353cm" svg:y="1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1.514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3.425cm" svg:y="0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057cm" svg:height="0.057cm" svg:x="3.508cm" svg:y="0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1" draw:text-style-name="P1" draw:layer="layout" svg:width="8.248cm" svg:height="4.653cm" svg:x="0.374cm" svg:y="0.338cm">
          <draw:image xlink:href="Pictures/200000020000021500000128DDF7591E.eps" xlink:type="simple" xlink:show="embed" xlink:actuate="onLoad">
            <text:p/>
          </draw:image>
        </draw:frame>
        <draw:frame draw:style-name="gr1" draw:text-style-name="P1" draw:layer="layout" svg:width="5.489cm" svg:height="4.606cm" svg:x="0.301cm" svg:y="0.374cm">
          <draw:image xlink:href="Pictures/2000000200000240000001B02E2C790C.eps" xlink:type="simple" xlink:show="embed" xlink:actuate="onLoad">
            <text:p/>
          </draw:image>
        </draw:frame>
        <draw:frame draw:style-name="gr2" draw:layer="layout" svg:width="0.408cm" svg:height="0.355cm" svg:x="7.95cm" svg:y="1.39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24cm" svg:height="0.356cm" svg:x="6.282cm" svg:y="1.46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68cm" svg:height="0.47cm" svg:x="7.891cm" svg:y="0.947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538cm" svg:height="0.47cm" svg:x="7.876cm" svg:y="1.66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24cm" svg:height="0.356cm" svg:x="0.463cm" svg:y="1.4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08cm" svg:height="0.355cm" svg:x="0.491cm" svg:y="2.973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305cm" svg:height="0.309cm" svg:x="4.998cm" svg:y="1.817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305cm" svg:height="0.309cm" svg:x="4.97cm" svg:y="3.431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39cm" svg:height="0.361cm" svg:x="1.261cm" svg:y="1.789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13" draw:text-style-name="P1" draw:layer="layout" svg:x1="1.67cm" svg:y1="1.092cm" svg:x2="1.67cm" svg:y2="3.535cm">
          <text:p/>
        </draw:line>
        <draw:frame draw:style-name="gr2" draw:layer="layout" svg:width="0.39cm" svg:height="0.361cm" svg:x="2.063cm" svg:y="1.818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line draw:style-name="gr13" draw:text-style-name="P1" draw:layer="layout" svg:x1="2.055cm" svg:y1="1.141cm" svg:x2="2.055cm" svg:y2="3.58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19:57.363408743</dc:date>
    <meta:editing-duration>PT20M27S</meta:editing-duration>
    <meta:editing-cycles>8</meta:editing-cycles>
    <meta:generator>LibreOffice/4.2.8.2$Linux_x86 LibreOffice_project/420m0$Build-2</meta:generator>
    <meta:document-statistic meta:object-count="37"/>
  </office:meta>
</office:document-meta>
</file>

<file path=Object 10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11/content.xml><?xml version="1.0" encoding="utf-8"?>
<math xmlns="http://www.w3.org/1998/Math/MathML">
  <semantics>
    <mrow>
      <mi>t</mi>
    </mrow>
    <annotation encoding="StarMath 5.0">t</annotation>
  </semantics>
</math>
</file>

<file path=Object 12/content.xml><?xml version="1.0" encoding="utf-8"?>
<math xmlns="http://www.w3.org/1998/Math/MathML">
  <semantics>
    <mrow>
      <mi>t</mi>
    </mrow>
    <annotation encoding="StarMath 5.0">t</annotation>
  </semantics>
</math>
</file>

<file path=Object 13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4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3/content.xml><?xml version="1.0" encoding="utf-8"?>
<math xmlns="http://www.w3.org/1998/Math/MathML">
  <semantics>
    <mrow>
      <mo stretchy="false">+</mo>
    </mrow>
    <annotation encoding="StarMath 5.0">+{}</annotation>
  </semantics>
</math>
</file>

<file path=Object 4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5/content.xml><?xml version="1.0" encoding="utf-8"?>
<math xmlns="http://www.w3.org/1998/Math/MathML">
  <semantics>
    <mrow>
      <msub>
        <mi>v</mi>
        <mi>o</mi>
      </msub>
    </mrow>
    <annotation encoding="StarMath 5.0">v_o</annotation>
  </semantics>
</math>
</file>

<file path=Object 6/content.xml><?xml version="1.0" encoding="utf-8"?>
<math xmlns="http://www.w3.org/1998/Math/MathML">
  <semantics>
    <msub>
      <mi>v</mi>
      <mi>I</mi>
    </msub>
    <annotation encoding="StarMath 5.0">v_I</annotation>
  </semantics>
</math>
</file>

<file path=Object 7/content.xml><?xml version="1.0" encoding="utf-8"?>
<math xmlns="http://www.w3.org/1998/Math/MathML">
  <semantics>
    <mrow>
      <mrow>
        <mo stretchy="false">+</mo>
        <mrow/>
      </mrow>
    </mrow>
    <annotation encoding="StarMath 5.0">+{}</annotation>
  </semantics>
</math>
</file>

<file path=Object 8/content.xml><?xml version="1.0" encoding="utf-8"?>
<math xmlns="http://www.w3.org/1998/Math/MathML">
  <semantics>
    <mrow>
      <mrow>
        <mo stretchy="false">−</mo>
        <mrow/>
      </mrow>
    </mrow>
    <annotation encoding="StarMath 5.0">-{}</annotation>
  </semantics>
</math>
</file>

<file path=Object 9/content.xml><?xml version="1.0" encoding="utf-8"?>
<math xmlns="http://www.w3.org/1998/Math/MathML">
  <semantics>
    <msub>
      <mi>v</mi>
      <mi>I</mi>
    </msub>
    <annotation encoding="StarMath 5.0">v_I</annotation>
  </semantics>
</math>
</file>